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10000011DD225058F45931EA2.png" manifest:media-type="image/png"/>
  <manifest:file-entry manifest:full-path="Pictures/10000001000003A3000002D5320719CCDEFF619F.png" manifest:media-type="image/png"/>
  <manifest:file-entry manifest:full-path="Pictures/100000010000014B000000C4140375ED268A07C6.png" manifest:media-type="image/png"/>
  <manifest:file-entry manifest:full-path="Pictures/10000001000004370000032E31701E274F02B2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fa7df" officeooo:paragraph-rsid="001fa7df"/>
    </style:style>
    <style:style style:name="P2" style:family="paragraph" style:parent-style-name="Standard">
      <style:text-properties officeooo:rsid="001fa7df" officeooo:paragraph-rsid="00213d21"/>
    </style:style>
    <style:style style:name="P3" style:family="paragraph" style:parent-style-name="Standard">
      <style:text-properties officeooo:rsid="001ffd65" officeooo:paragraph-rsid="001fa7df"/>
    </style:style>
    <style:style style:name="P4" style:family="paragraph" style:parent-style-name="Standard">
      <style:paragraph-properties fo:text-align="end" style:justify-single-word="false"/>
      <style:text-properties officeooo:rsid="001ffd65" officeooo:paragraph-rsid="001fa7df"/>
    </style:style>
    <style:style style:name="P5" style:family="paragraph" style:parent-style-name="Standard">
      <style:text-properties officeooo:rsid="001ffd65" officeooo:paragraph-rsid="001ffd65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fd65"/>
    </style:style>
    <style:style style:name="T2" style:family="text">
      <style:text-properties officeooo:rsid="00213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oiAYeong</text:p>
      <text:p text:style-name="P1"><text:span text:style-name="T1">[</text:span>P<text:span text:style-name="T1">roject-1]</text:span></text:p>
      <text:p text:style-name="P5"><draw:frame draw:style-name="fr2" draw:name="이미지1" text:anchor-type="char" svg:width="17cm" svg:height="11.788cm" draw:z-index="0"><draw:image xlink:href="Pictures/10000001000004370000032E31701E274F02B2DD.png" xlink:type="simple" xlink:show="embed" xlink:actuate="onLoad" draw:mime-type="image/png"/></draw:frame><draw:frame draw:style-name="fr1" draw:name="이미지2" text:anchor-type="char" svg:x="0.074cm" svg:y="12.129cm" svg:width="12.608cm" svg:height="7.766cm" draw:z-index="1"><draw:image xlink:href="Pictures/100000010000014B000000C4140375ED268A07C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[</text:span>P<text:span text:style-name="T1">roject-</text:span><text:span text:style-name="T2">2</text:span><text:span text:style-name="T1">]</text:span></text:p>
      <text:p text:style-name="P3"><draw:frame text:anchor-type="paragraph" draw:z-index="2" draw:name="투명도를 가진 그림 1" draw:style-name="gr1" draw:text-style-name="P6" svg:width="16.613cm" svg:height="11.891cm" svg:x="0.09cm" svg:y="0.318cm"><draw:image xlink:href="Pictures/10000001000003A3000002D5320719CCDEFF619F.png" xlink:type="simple" xlink:show="embed" xlink:actuate="onLoad" draw:mime-type="image/png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이미지3" text:anchor-type="char" svg:x="0.127cm" svg:y="8.308cm" svg:width="8.493cm" svg:height="7.541cm" draw:z-index="3"><draw:image xlink:href="Pictures/10000001000001410000011DD225058F45931E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CJK SC" svg:font-family="'Noto Sans CJK SC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09:09:25.913906430</meta:creation-date>
    <dc:date>2024-02-23T09:46:23.659356338</dc:date>
    <meta:editing-duration>PT26M4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3" meta:word-count="3" meta:character-count="32" meta:non-whitespace-character-count="32"/>
  </office:meta>
</office:document-meta>
</file>